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/>
          <table:table-cell/>
          <table:table-cell table:style-name="ce11"/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/09/2012</text:date>, <text:time>16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2T16:54:52</dc:date>
    <meta:editing-duration>PT9H41M55S</meta:editing-duration>
    <meta:editing-cycles>50</meta:editing-cycles>
    <meta:generator>LibreOffice/3.4$Unix LibreOffice_project/340m1$Build-402</meta:generator>
    <dc:creator>Alejandro </dc:creator>
    <meta:document-statistic meta:table-count="3" meta:cell-count="44" meta:object-count="0"/>
  </office:meta>
</office:document-meta>
</file>